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387a" officeooo:paragraph-rsid="0019387a"/>
    </style:style>
    <style:style style:name="P2" style:family="paragraph" style:parent-style-name="Standard">
      <style:text-properties officeooo:paragraph-rsid="0019387a"/>
    </style:style>
    <style:style style:name="P3" style:family="paragraph" style:parent-style-name="Standard">
      <style:text-properties officeooo:rsid="001b7c7c" officeooo:paragraph-rsid="001b7c7c"/>
    </style:style>
    <style:style style:name="P4" style:family="paragraph" style:parent-style-name="Standard">
      <style:text-properties fo:font-weight="bold" officeooo:rsid="001b7c7c" officeooo:paragraph-rsid="001b7c7c"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weight="bold" officeooo:rsid="0020c2e4" officeooo:paragraph-rsid="0020c2e4" style:font-weight-asian="bold" style:font-weight-complex="bold"/>
    </style:style>
    <style:style style:name="P7" style:family="paragraph" style:parent-style-name="Standard">
      <style:text-properties fo:font-weight="bold" officeooo:rsid="001f05e5" officeooo:paragraph-rsid="001f05e5" style:font-weight-asian="bold" style:font-weight-complex="bold"/>
    </style:style>
    <style:style style:name="P8" style:family="paragraph" style:parent-style-name="Standard">
      <style:paragraph-properties fo:text-align="center" style:justify-single-word="false"/>
      <style:text-properties fo:font-weight="bold" officeooo:rsid="001f05e5" officeooo:paragraph-rsid="001f05e5" style:font-weight-asian="bold" style:font-weight-complex="bold"/>
    </style:style>
    <style:style style:name="P9" style:family="paragraph" style:parent-style-name="Standard">
      <style:text-properties fo:font-weight="bold" officeooo:rsid="0024bb60" officeooo:paragraph-rsid="0024bb60" style:font-weight-asian="bold" style:font-weight-complex="bold"/>
    </style:style>
    <style:style style:name="P10" style:family="paragraph" style:parent-style-name="Standard">
      <style:text-properties fo:font-weight="bold" officeooo:rsid="00261492" officeooo:paragraph-rsid="00261492" style:font-weight-asian="bold" style:font-weight-complex="bold"/>
    </style:style>
    <style:style style:name="P11" style:family="paragraph" style:parent-style-name="Standard">
      <style:text-properties officeooo:rsid="001ca180" officeooo:paragraph-rsid="001ca180"/>
    </style:style>
    <style:style style:name="P12" style:family="paragraph" style:parent-style-name="Standard">
      <style:text-properties fo:font-weight="normal" officeooo:rsid="001ca180" officeooo:paragraph-rsid="001ca180" style:font-weight-asian="normal" style:font-weight-complex="normal"/>
    </style:style>
    <style:style style:name="P13" style:family="paragraph" style:parent-style-name="Standard">
      <style:text-properties fo:font-weight="normal" officeooo:rsid="001dbfee" officeooo:paragraph-rsid="001dbfee" style:font-weight-asian="normal" style:font-weight-complex="normal"/>
    </style:style>
    <style:style style:name="P14" style:family="paragraph" style:parent-style-name="Standard">
      <style:text-properties fo:font-weight="normal" officeooo:rsid="001f05e5" officeooo:paragraph-rsid="001f05e5" style:font-weight-asian="normal" style:font-weight-complex="normal"/>
    </style:style>
    <style:style style:name="P15" style:family="paragraph" style:parent-style-name="Standard">
      <style:text-properties fo:font-weight="normal" officeooo:rsid="0020c2e4" officeooo:paragraph-rsid="0020c2e4" style:font-weight-asian="normal" style:font-weight-complex="normal"/>
    </style:style>
    <style:style style:name="P16" style:family="paragraph" style:parent-style-name="Standard">
      <style:text-properties fo:font-weight="normal" officeooo:rsid="0024bb60" officeooo:paragraph-rsid="0024bb60" style:font-weight-asian="normal" style:font-weight-complex="normal"/>
    </style:style>
    <style:style style:name="P17" style:family="paragraph" style:parent-style-name="Standard">
      <style:text-properties fo:font-weight="normal" officeooo:rsid="00261492" officeooo:paragraph-rsid="00261492" style:font-weight-asian="normal" style:font-weight-complex="normal"/>
    </style:style>
    <style:style style:name="P18" style:family="paragraph" style:parent-style-name="Standard">
      <style:text-properties fo:font-weight="normal" officeooo:rsid="002619fa" officeooo:paragraph-rsid="002619fa" style:font-weight-asian="normal" style:font-weight-complex="normal"/>
    </style:style>
    <style:style style:name="P19" style:family="paragraph" style:parent-style-name="Standard">
      <style:paragraph-properties style:border-line-width-bottom="0.088cm 0.026cm 0.026cm" fo:padding="0.074cm" fo:border-left="none" fo:border-right="none" fo:border-top="none" fo:border-bottom="4pt double #000000" style:join-border="false"/>
      <style:text-properties fo:font-weight="normal" officeooo:rsid="00261492" officeooo:paragraph-rsid="00261492" style:font-weight-asian="normal" style:font-weight-complex="normal"/>
    </style:style>
    <style:style style:name="P20" style:family="paragraph" style:parent-style-name="Preformatted_20_Text">
      <style:text-properties fo:font-weight="bold" officeooo:rsid="001f05e5" officeooo:paragraph-rsid="001f05e5" style:font-weight-asian="bold" style:font-weight-complex="bold"/>
    </style:style>
    <style:style style:name="P21" style:family="paragraph" style:parent-style-name="Preformatted_20_Text">
      <style:paragraph-properties fo:margin-top="0cm" fo:margin-bottom="0.499cm" loext:contextual-spacing="false" fo:text-align="start" style:justify-single-word="false" style:writing-mode="lr-tb"/>
      <style:text-properties fo:language="es" fo:country="ES"/>
    </style:style>
    <style:style style:name="P22" style:family="paragraph" style:parent-style-name="Preformatted_20_Text">
      <style:paragraph-properties fo:margin-top="0cm" fo:margin-bottom="0.499cm" loext:contextual-spacing="false" fo:text-align="center" style:justify-single-word="false" style:writing-mode="lr-tb"/>
      <style:text-properties fo:language="es" fo:country="ES" fo:font-weight="bold" officeooo:rsid="001871cb" officeooo:paragraph-rsid="001871cb" style:font-weight-asian="bold" style:font-weight-complex="bold"/>
    </style:style>
    <style:style style:name="P23" style:family="paragraph" style:parent-style-name="Preformatted_20_Text">
      <style:paragraph-properties fo:margin-top="0cm" fo:margin-bottom="0.499cm" loext:contextual-spacing="false" fo:text-align="center" style:justify-single-word="false" style:writing-mode="lr-tb"/>
      <style:text-properties fo:language="es" fo:country="ES" fo:font-weight="bold" officeooo:rsid="0022a311" officeooo:paragraph-rsid="0022a311" style:font-weight-asian="bold" style:font-weight-complex="bold"/>
    </style:style>
    <style:style style:name="P24" style:family="paragraph" style:parent-style-name="Preformatted_20_Text">
      <style:paragraph-properties fo:margin-top="0cm" fo:margin-bottom="0.499cm" loext:contextual-spacing="false" fo:text-align="start" style:justify-single-word="false" style:writing-mode="lr-tb"/>
      <style:text-properties fo:language="es" fo:country="ES" officeooo:rsid="0018ac20" officeooo:paragraph-rsid="0018ac20"/>
    </style:style>
    <style:style style:name="P25" style:family="paragraph" style:parent-style-name="Preformatted_20_Text">
      <style:paragraph-properties fo:margin-top="0cm" fo:margin-bottom="0.499cm" loext:contextual-spacing="false" fo:text-align="start" style:justify-single-word="false" style:writing-mode="lr-tb"/>
      <style:text-properties fo:language="es" fo:country="ES" fo:font-weight="normal" officeooo:rsid="0022a311" officeooo:paragraph-rsid="0022a311" style:font-weight-asian="normal" style:font-weight-complex="normal"/>
    </style:style>
    <style:style style:name="T1" style:family="text">
      <style:text-properties officeooo:rsid="0019387a"/>
    </style:style>
    <style:style style:name="T2" style:family="text">
      <style:text-properties fo:font-weight="bold" style:font-weight-asian="bold" style:font-weight-complex="bold"/>
    </style:style>
    <style:style style:name="T3" style:family="text">
      <style:text-properties fo:font-weight="bold" officeooo:rsid="001dbfee" style:font-weight-asian="bold" style:font-weight-complex="bold"/>
    </style:style>
    <style:style style:name="T4" style:family="text">
      <style:text-properties fo:font-weight="bold" officeooo:rsid="001f05e5" style:font-weight-asian="bold" style:font-weight-complex="bold"/>
    </style:style>
    <style:style style:name="T5" style:family="text">
      <style:text-properties fo:font-weight="bold" officeooo:rsid="0020c2e4" style:font-weight-asian="bold" style:font-weight-complex="bold"/>
    </style:style>
    <style:style style:name="T6" style:family="text">
      <style:text-properties officeooo:rsid="00204acc"/>
    </style:style>
    <style:style style:name="T7" style:family="text">
      <style:text-properties fo:font-weight="normal" style:font-weight-asian="normal" style:font-weight-complex="normal"/>
    </style:style>
    <style:style style:name="T8" style:family="text">
      <style:text-properties officeooo:rsid="00234530"/>
    </style:style>
    <style:style style:name="T9" style:family="text">
      <style:text-properties officeooo:rsid="00279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OGS TO LOGSTASH</text:p>
      <text:p text:style-name="P24"/>
      <text:p text:style-name="P21"><text:bookmark text:name="tw-target-text"/>El diagrama anterior muestra una topología de ejemplo en la que los agentes Logstash están recopilando eventos de archivos de registro local y empujándolos a Kafka, y otro agente Logstash, además de otros servicios, pueden consumirlos paralelamente para su procesamiento posterior. En este escenario, Kafka actúa como una cola de mensajes para almacenar en búfer eventos hasta que los procesadores upstream están disponibles para consumir más eventos. Además, a medida que almacenan sus eventos en Kafka, es posible que desee aprovechar otras herramientas de almacenamiento y procesamiento de datos para el procesamiento secundario de sus eventos. Por ejemplo, puede archivar sus registros en S3 o HDFS como almacén de datos permanente.</text:p>
      <text:p text:style-name="P23">INSTALANDO LOGSTASH VIA DOCKER</text:p>
      <text:p text:style-name="P25">docker pull logstash</text:p>
      <text:p text:style-name="P25">path =&gt; "/user/logstash/dt=%{+YYYY-MM-dd}/logstash-%{+HH}.log" <text:s/># (required)</text:p>
      <text:p text:style-name="P25"/>
      <text:p text:style-name="P5">*<text:span text:style-name="T1">INSTALANDO KAFKA VIA DOCKER</text:span></text:p>
      <text:p text:style-name="P1">sudo docker search kafka</text:p>
      <text:p text:style-name="P2"><text:span text:style-name="T1">sudo </text:span>docker run -d -p 2181:2181 --name zookeeper jplock/zookeeper</text:p>
      <text:p text:style-name="P2"><text:span text:style-name="T1">sudo </text:span>docker run -d --name kafka --link zookeeper:zookeeper ches/kafka</text:p>
      <text:p text:style-name="P3">sudo docker ps</text:p>
      <text:p text:style-name="P4"><text:s/>***Obteniendo IP y Puertos de contenedores <text:s/>Kafka y Zookeeper</text:p>
      <text:p text:style-name="P3">ZK_IP=$(<text:span text:style-name="T6">sudo </text:span>docker inspect --format '{{ .NetworkSettings.IPAddress }}' zookeeper)</text:p>
      <text:p text:style-name="P3">KAFKA_IP=$(<text:span text:style-name="T6">sudo </text:span>docker inspect --format '{{ .NetworkSettings.IPAddress }}' kafka)</text:p>
      <text:p text:style-name="P3">y en la consola nos debe aparece las ip correspondientes:</text:p>
      <text:p text:style-name="P11">echo <text:span text:style-name="T2">$ZK_IP, $KAFKA_IP</text:span> obtendremos lo siguiente: <text:span text:style-name="T2">[172.17.0.3, 172.17.0.8]</text:span></text:p>
      <text:p text:style-name="P11"><text:span text:style-name="T2">***Creando el TOPICO (Prueba)</text:span></text:p>
      <text:p text:style-name="P12">sudo docker run --rm ches/kafka <text:s/>kafka-topics.sh --create --topic <text:span text:style-name="T2">test</text:span> --replication-factor 1 --partitions 1 --zookeeper <text:span text:style-name="T2">$ZK_IP:2181</text:span></text:p>
      <text:p text:style-name="P12"><text:span text:style-name="T2">-</text:span><text:span text:style-name="T5">Productor</text:span></text:p>
      <text:p text:style-name="P12"><text:span text:style-name="T5"/></text:p>
      <text:p text:style-name="P6">-Consumidor</text:p>
      <text:p text:style-name="P15">sudo docker run --rm ches/kafka kafka-console-consumer.sh --topic topico-local --from-beginning --zookeeper $ZK_IP:2181</text:p>
      <text:p text:style-name="P12"><text:span text:style-name="T2"/></text:p>
      <text:p text:style-name="P12"><text:span text:style-name="T2">***</text:span><text:span text:style-name="T4">ARCHIVOS DE LOGSTASH</text:span></text:p>
      <text:p text:style-name="P14">logs-proym.conf</text:p>
      <text:p text:style-name="P14">logs.proyh.conf</text:p>
      <text:p text:style-name="P14">-Topico</text:p>
      <text:p text:style-name="P14">topico-local</text:p>
      <text:p text:style-name="P14"/>
      <text:p text:style-name="P8">****<text:span text:style-name="T8">HDFS + ACL</text:span></text:p>
      <text:p text:style-name="P7">-<text:span text:style-name="T8">Levantar el contenedor</text:span></text:p>
      <text:p text:style-name="P9"><text:span text:style-name="T7">sudo docker run -it --name=hdfs -p 50070:50070 -p 50075:50075 sequenceiq/hadoop-docker:latest</text:span> </text:p>
      <text:p text:style-name="P9"><text:soft-page-break/>Una vez en el contenedor</text:p>
      <text:p text:style-name="P16">vi $HADOOP_PREFIX/etc/hadoop/hdfs-site.xml</text:p>
      <text:p text:style-name="P10">Se reinicia el contenedor</text:p>
      <text:p text:style-name="P16">/usr/local/hadoop/sbin/stop-all.sh </text:p>
      <text:p text:style-name="P19">/usr/local/hadoop/sbin/start-all.sh</text:p>
      <text:p text:style-name="P18">bash-4.1# adduser clau </text:p>
      <text:p text:style-name="P18">bash-4.1# groupadd claudia</text:p>
      <text:p text:style-name="P18">bash-4.1# cd $HADOOP_PREFIX</text:p>
      <text:p text:style-name="P18">bash-4.1# ls <text:s/></text:p>
      <text:p text:style-name="P18">bash-4.1# mkdir prueba</text:p>
      <text:p text:style-name="P18">bash-4.1# chown clau:claudia prueba</text:p>
      <text:p text:style-name="P18">bash-4.1# ls</text:p>
      <text:p text:style-name="P18">bash-4.1# chmod 777 prueba</text:p>
      <text:p text:style-name="P18"/>
      <text:p text:style-name="P17"/>
      <text:p text:style-name="P17"/>
      <text:p text:style-name="P17"/>
      <text:p text:style-name="P17"/>
      <text:p text:style-name="P9"/>
      <text:p text:style-name="P9">*en el local</text:p>
      <text:p text:style-name="P16"><text:s/>sudo vi /etc/hosts</text:p>
      <text:p text:style-name="P20"><text:span text:style-name="Source_20_Text"><text:span text:style-name="T7">docker run -it sequenceiq/hadoop-docker:2.7.0 /etc/bootstrap.sh -bash</text:span></text:span></text:p>
      <text:p text:style-name="P7"/>
      <text:p text:style-name="P14"/>
      <text:p text:style-name="P14"/>
      <text:p text:style-name="P12"><text:span text:style-name="T2">***</text:span><text:span text:style-name="T3">NOTAS</text:span></text:p>
      <text:p text:style-name="P13"><text:span text:style-name="T2">* Dar de baja los servicios de Zookeeper y Kafka Locales <text:s/>en caso de tenerlos.</text:span></text:p>
      <text:p text:style-name="P13"><text:span text:style-name="T2"/></text:p>
      <text:p text:style-name="P13"><text:span text:style-name="T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cito </meta:initial-creator>
    <meta:creation-date>2017-04-25T12:25:54.018040426</meta:creation-date>
    <dc:date>2017-04-28T17:51:19.691741250</dc:date>
    <dc:creator>Administradorcito </dc:creator>
    <meta:editing-duration>P1DT16H7M57S</meta:editing-duration>
    <meta:editing-cycles>6</meta:editing-cycles>
    <meta:generator>LibreOffice/5.0.6.2$Linux_X86_64 LibreOffice_project/00$Build-2</meta:generator>
    <meta:document-statistic meta:table-count="0" meta:image-count="0" meta:object-count="0" meta:page-count="2" meta:paragraph-count="46" meta:word-count="334" meta:character-count="2469" meta:non-whitespace-character-count="2186"/>
  </office:meta>
</office:document-meta>
</file>